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xyRequestHandler.invoke( Object proxy , Method method ,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ProxyRequestHandler.getHttpServletRequestMetho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ProxyRequestHandler.DynamicProxyRequestHandler( HttpServletRequest req ,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